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adornments="Regular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nturis ADF" svg:font-family="'Venturis ADF'" style:font-adornments="Regular" style:font-pitch="variable"/>
    <style:font-face style:name="VenturisSans ADF No2 Cd" svg:font-family="'VenturisSans ADF No2 Cd'" style:font-adornments="Regular" style:font-family-generic="swiss" style:font-pitch="variable"/>
  </office:font-face-decls>
  <office:automatic-styles>
    <style:style style:name="P1" style:family="paragraph" style:parent-style-name="Standard">
      <style:text-properties officeooo:rsid="0029d721" officeooo:paragraph-rsid="0029d721"/>
    </style:style>
    <style:style style:name="P2" style:family="paragraph" style:parent-style-name="Standard">
      <style:text-properties officeooo:rsid="0029d721" officeooo:paragraph-rsid="0029d721"/>
    </style:style>
    <style:style style:name="P3" style:family="paragraph" style:parent-style-name="Title">
      <style:text-properties officeooo:rsid="002cd46d" officeooo:paragraph-rsid="002cd4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volution</text:p>
      <text:p text:style-name="P1"/>
      <text:p text:style-name="P1">You say you want a revolution</text:p>
      <text:p text:style-name="P1">Well, you know</text:p>
      <text:p text:style-name="P1">We all want to change the world</text:p>
      <text:p text:style-name="P1"/>
      <text:p text:style-name="P1">You tell me that it's evolution</text:p>
      <text:p text:style-name="P1">Well, you know</text:p>
      <text:p text:style-name="P1">We all want to change the world</text:p>
      <text:p text:style-name="P1"/>
      <text:p text:style-name="P1">But when you talk about destruction</text:p>
      <text:p text:style-name="P1">Don't you know that you can count me out (in)</text:p>
      <text:p text:style-name="P1"/>
      <text:p text:style-name="P1">Don't you know it's gonna be</text:p>
      <text:p text:style-name="P1">All right?</text:p>
      <text:p text:style-name="P1">Don't you know it's gonna be (all right)</text:p>
      <text:p text:style-name="P1">Don't you know it's gonna be (all right)</text:p>
      <text:p text:style-name="P1"/>
      <text:p text:style-name="P1">You say you got a real solution</text:p>
      <text:p text:style-name="P1">Well, you know</text:p>
      <text:p text:style-name="P1">We'd all love to see the plan</text:p>
      <text:p text:style-name="P1"/>
      <text:p text:style-name="P1">You ask me for a contribution</text:p>
      <text:p text:style-name="P1">Well, you know</text:p>
      <text:p text:style-name="P1">We're all doing what we can</text:p>
      <text:p text:style-name="P1"/>
      <text:p text:style-name="P1">But if you want money for people with minds that hate</text:p>
      <text:p text:style-name="P1">All I can tell you is brother you have to wait</text:p>
      <text:p text:style-name="P1"/>
      <text:p text:style-name="P1">Don't you know it's gonna be (all right)</text:p>
      <text:p text:style-name="P1">Don't you know it's gonna be (all right)</text:p>
      <text:p text:style-name="P1">Don't you know it's gonna be (all right)</text:p>
      <text:p text:style-name="P1"/>
      <text:p text:style-name="P1">You say you'll change the constitution</text:p>
      <text:p text:style-name="P1">Well, you know</text:p>
      <text:p text:style-name="P1">We'd all love to change your head</text:p>
      <text:p text:style-name="P1"/>
      <text:p text:style-name="P1">You tell me it's the institution</text:p>
      <text:p text:style-name="P1">Well, you know</text:p>
      <text:p text:style-name="P1">You better free your mind instead</text:p>
      <text:p text:style-name="P1"/>
      <text:p text:style-name="P1">But if you go carrying pictures of Chairman Mao</text:p>
      <text:p text:style-name="P1">You ain't going to make it with anyone anyhow</text:p>
      <text:p text:style-name="P1"/>
      <text:p text:style-name="P1">Don't you know it's gonna be (all right)</text:p>
      <text:p text:style-name="P1">Don't you know it's gonna be (all right)</text:p>
      <text:p text:style-name="P1">Don't you know it's gonna be (all right)</text:p>
      <text:p text:style-name="P1"/>
      <text:p text:style-name="P1">All, all, all, all, all, all, all, all, all, all, all right</text:p>
      <text:p text:style-name="P1">All right, all right, all right, all right, all righ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adornments="Regular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nturis ADF" svg:font-family="'Venturis ADF'" style:font-adornments="Regular" style:font-pitch="variable"/>
    <style:font-face style:name="VenturisSans ADF No2 Cd" svg:font-family="'VenturisSans ADF No2 Cd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nturis ADF" fo:font-family="'Venturis ADF'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VenturisSans ADF No2 Cd" fo:font-family="'VenturisSans ADF No2 Cd'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Fira Code" fo:font-family="'Fira Code'" style:font-style-name="Regular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Fira Code" fo:font-family="'Fira Code'" style:font-style-name="Regular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/>
    <style:style style:name="Venturis" style:family="text">
      <style:text-properties style:font-name="Venturis ADF" fo:font-family="'Venturis ADF'" style:font-style-name="Regular" style:font-pitch="variable" fo:font-size="11pt"/>
    </style:style>
    <style:style style:name="Definition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4:43:34.999258646</meta:creation-date>
    <dc:title>new_venturis</dc:title>
    <meta:editing-duration>PT2M38S</meta:editing-duration>
    <meta:editing-cycles>3</meta:editing-cycles>
    <meta:generator>LibreOffice/7.3.7.2$Linux_X86_64 LibreOffice_project/30$Build-2</meta:generator>
    <dc:date>2023-05-13T14:46:13.063475690</dc:date>
    <meta:print-date>2023-05-13T14:45:51.079320309</meta:print-date>
    <meta:document-statistic meta:table-count="0" meta:image-count="0" meta:object-count="0" meta:page-count="1" meta:paragraph-count="37" meta:word-count="246" meta:character-count="1209" meta:non-whitespace-character-count="1000"/>
    <meta:template xlink:type="simple" xlink:actuate="onRequest" xlink:title="new_venturis" xlink:href="../../../../../Templates/new_venturis.ott" meta:date="2023-05-13T14:43:34.278230612"/>
  </office:meta>
</office:document-meta>
</file>